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ourier" svg:font-family="Courier" style:font-family-generic="roman" style:font-pitch="variable"/>
    <style:font-face style:name="Courier1" svg:font-family="Courier"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margin-left="0in" fo:margin-right="0in" fo:orphans="2" fo:widows="2" fo:text-indent="0in" style:auto-text-indent="false">
        <style:tab-stops>
          <style:tab-stop style:position="3in" style:type="center"/>
          <style:tab-stop style:position="6in" style:type="right"/>
        </style:tab-stops>
      </style:paragraph-properties>
    </style:style>
    <style:style style:name="P2" style:family="paragraph" style:parent-style-name="Standard">
      <style:paragraph-properties fo:margin-left="0in" fo:margin-right="0in" fo:orphans="2" fo:widows="2" fo:text-indent="0in" style:auto-text-indent="false">
        <style:tab-stops>
          <style:tab-stop style:position="0.3752in"/>
          <style:tab-stop style:position="4.5in"/>
        </style:tab-stops>
      </style:paragraph-properties>
    </style:style>
    <style:style style:name="P3" style:family="paragraph" style:parent-style-name="Standard">
      <style:paragraph-properties fo:margin-left="0in" fo:margin-right="0in" fo:orphans="2" fo:widows="2" fo:text-indent="0in" style:auto-text-indent="false">
        <style:tab-stops>
          <style:tab-stop style:position="0.3752in"/>
          <style:tab-stop style:position="1.75in"/>
          <style:tab-stop style:position="4.5in"/>
        </style:tab-stops>
      </style:paragraph-properties>
    </style:style>
    <style:style style:name="P4" style:family="paragraph" style:parent-style-name="Standard">
      <style:paragraph-properties fo:margin-left="0in" fo:margin-right="0in" fo:orphans="2" fo:widows="2" fo:text-indent="0in" style:auto-text-indent="false">
        <style:tab-stops>
          <style:tab-stop style:position="1.3752in"/>
          <style:tab-stop style:position="4.5in"/>
        </style:tab-stops>
      </style:paragraph-properties>
    </style:style>
    <style:style style:name="P5" style:family="paragraph" style:parent-style-name="Standard">
      <style:paragraph-properties fo:margin-left="0in" fo:margin-right="0in" fo:orphans="2" fo:widows="2" fo:text-indent="0in" style:auto-text-indent="false">
        <style:tab-stops>
          <style:tab-stop style:position="0.3752in"/>
          <style:tab-stop style:position="4.5in"/>
        </style:tab-stops>
      </style:paragraph-properties>
      <style:text-properties fo:font-size="10pt" style:font-size-asian="10pt"/>
    </style:style>
    <style:style style:name="P6" style:family="paragraph" style:parent-style-name="Standard">
      <style:paragraph-properties fo:margin-left="0in" fo:margin-right="0in" fo:orphans="2" fo:widows="2" fo:text-indent="0in" style:auto-text-indent="false">
        <style:tab-stops>
          <style:tab-stop style:position="0.3752in"/>
          <style:tab-stop style:position="1.75in"/>
          <style:tab-stop style:position="4.5in"/>
        </style:tab-stops>
      </style:paragraph-properties>
      <style:text-properties fo:font-size="10pt" style:font-size-asian="10pt"/>
    </style:style>
    <style:style style:name="P7" style:family="paragraph" style:parent-style-name="Standard">
      <style:paragraph-properties fo:margin-left="0in" fo:margin-right="0in" fo:text-align="justify" style:justify-single-word="false" fo:orphans="2" fo:widows="2" fo:text-indent="0.25in" style:auto-text-indent="false">
        <style:tab-stops>
          <style:tab-stop style:position="0.3752in"/>
          <style:tab-stop style:position="4.5in"/>
        </style:tab-stops>
      </style:paragraph-properties>
      <style:text-properties fo:font-size="10pt" style:font-size-asian="10pt"/>
    </style:style>
    <style:style style:name="P8" style:family="paragraph" style:parent-style-name="Standard">
      <style:paragraph-properties fo:margin-left="0in" fo:margin-right="0in" fo:text-align="justify" style:justify-single-word="false" fo:orphans="2" fo:widows="2" fo:text-indent="0.25in" style:auto-text-indent="false">
        <style:tab-stops>
          <style:tab-stop style:position="0.3752in"/>
          <style:tab-stop style:position="4.5in"/>
        </style:tab-stops>
      </style:paragraph-properties>
    </style:style>
    <style:style style:name="P9" style:family="paragraph" style:parent-style-name="Standard">
      <style:paragraph-properties fo:margin-left="0in" fo:margin-right="0in" fo:text-indent="0in" style:auto-text-indent="false">
        <style:tab-stops>
          <style:tab-stop style:position="0.3752in"/>
          <style:tab-stop style:position="4.5in"/>
        </style:tab-stops>
      </style:paragraph-properties>
    </style:style>
    <style:style style:name="P10" style:family="paragraph" style:parent-style-name="Standard">
      <style:paragraph-properties fo:margin-left="0in" fo:margin-right="0in" fo:orphans="2" fo:widows="2" fo:text-indent="0in" style:auto-text-indent="false">
        <style:tab-stops>
          <style:tab-stop style:position="0.3752in"/>
          <style:tab-stop style:position="1.75in"/>
          <style:tab-stop style:position="4.5in"/>
        </style:tab-stops>
      </style:paragraph-properties>
      <style:text-properties style:font-name="Helvetica" fo:font-size="10pt" style:font-size-asian="10pt"/>
    </style:style>
    <style:style style:name="P11" style:family="paragraph" style:parent-style-name="Standard" style:master-page-name="First_20_Page">
      <style:paragraph-properties fo:margin-left="0in" fo:margin-right="0in" fo:text-align="center" style:justify-single-word="false" fo:orphans="2" fo:widows="2" fo:text-indent="0in" style:auto-text-indent="false" style:page-number="auto">
        <style:tab-stops>
          <style:tab-stop style:position="0.3752in"/>
          <style:tab-stop style:position="4.5in"/>
        </style:tab-stops>
      </style:paragraph-properties>
      <style:text-properties style:font-name="Arial" fo:font-size="24pt" style:font-size-asian="24pt"/>
    </style:style>
    <style:style style:name="P12" style:family="paragraph" style:parent-style-name="Standard">
      <style:paragraph-properties fo:margin-left="0in" fo:margin-right="0in" fo:text-align="center" style:justify-single-word="false" fo:orphans="2" fo:widows="2" fo:text-indent="0in" style:auto-text-indent="false">
        <style:tab-stops>
          <style:tab-stop style:position="0.3752in"/>
          <style:tab-stop style:position="4.5in"/>
        </style:tab-stops>
      </style:paragraph-properties>
      <style:text-properties style:font-name="Arial" fo:font-size="18pt" style:font-size-asian="18pt"/>
    </style:style>
    <style:style style:name="P13" style:family="paragraph" style:parent-style-name="Standard">
      <style:paragraph-properties fo:margin-left="0in" fo:margin-right="0in" fo:orphans="2" fo:widows="2" fo:text-indent="0in" style:auto-text-indent="false">
        <style:tab-stops>
          <style:tab-stop style:position="0.3752in"/>
          <style:tab-stop style:position="4.5in"/>
        </style:tab-stops>
      </style:paragraph-properties>
      <style:text-properties style:font-name="Arial"/>
    </style:style>
    <style:style style:name="P14" style:family="paragraph" style:parent-style-name="Standard">
      <style:paragraph-properties fo:margin-left="0in" fo:margin-right="0in" fo:text-align="justify" style:justify-single-word="false" fo:orphans="2" fo:widows="2" fo:text-indent="0.25in" style:auto-text-indent="false">
        <style:tab-stops>
          <style:tab-stop style:position="0.3752in"/>
          <style:tab-stop style:position="4.5in"/>
        </style:tab-stops>
      </style:paragraph-properties>
      <style:text-properties fo:font-size="10pt" style:font-size-asian="10pt"/>
    </style:style>
    <style:style style:name="P15" style:family="paragraph" style:parent-style-name="Standard">
      <style:paragraph-properties fo:margin-left="0in" fo:margin-right="0in" fo:text-align="justify" style:justify-single-word="false" fo:orphans="2" fo:widows="2" fo:text-indent="0in" style:auto-text-indent="false">
        <style:tab-stops>
          <style:tab-stop style:position="0.3752in"/>
          <style:tab-stop style:position="4.5in"/>
        </style:tab-stops>
      </style:paragraph-properties>
      <style:text-properties fo:font-size="10pt" style:font-size-asian="10pt"/>
    </style:style>
    <style:style style:name="P16" style:family="paragraph" style:parent-style-name="Standard">
      <style:paragraph-properties fo:margin-left="0in" fo:margin-right="0in" fo:orphans="2" fo:widows="2" fo:text-indent="0in" style:auto-text-indent="false">
        <style:tab-stops>
          <style:tab-stop style:position="0.3752in"/>
          <style:tab-stop style:position="4.5in"/>
        </style:tab-stops>
      </style:paragraph-properties>
      <style:text-properties fo:font-size="10pt" style:font-size-asian="10pt"/>
    </style:style>
    <style:style style:name="P17" style:family="paragraph" style:parent-style-name="Standard">
      <style:paragraph-properties fo:margin-left="0in" fo:margin-right="0in" fo:orphans="2" fo:widows="2" fo:text-indent="0in" style:auto-text-indent="false">
        <style:tab-stops>
          <style:tab-stop style:position="0.3752in"/>
          <style:tab-stop style:position="1.75in"/>
          <style:tab-stop style:position="4.5in"/>
        </style:tab-stops>
      </style:paragraph-properties>
      <style:text-properties style:font-name="Courier" fo:font-size="10pt" style:font-size-asian="10pt"/>
    </style:style>
    <style:style style:name="P18" style:family="paragraph" style:parent-style-name="Standard">
      <style:paragraph-properties fo:margin-left="0in" fo:margin-right="0in" fo:orphans="2" fo:widows="2" fo:text-indent="0in" style:auto-text-indent="false">
        <style:tab-stops>
          <style:tab-stop style:position="0.3752in"/>
          <style:tab-stop style:position="1.75in"/>
          <style:tab-stop style:position="4.5in"/>
        </style:tab-stops>
      </style:paragraph-properties>
      <style:text-properties style:font-name="Courier" fo:font-size="10pt" officeooo:paragraph-rsid="0000c74d" style:font-size-asian="10pt"/>
    </style:style>
    <style:style style:name="T1" style:family="text">
      <style:text-properties fo:font-size="10pt" style:font-size-asian="10pt"/>
    </style:style>
    <style:style style:name="T2" style:family="text">
      <style:text-properties fo:font-size="10pt" fo:font-style="italic" style:font-size-asian="10pt" style:font-style-asian="italic"/>
    </style:style>
    <style:style style:name="T3" style:family="text">
      <style:text-properties fo:font-size="10pt" style:text-underline-style="solid" style:text-underline-width="auto" style:text-underline-color="font-color" style:font-size-asian="10pt"/>
    </style:style>
    <style:style style:name="T4" style:family="text">
      <style:text-properties fo:font-size="10pt" fo:font-weight="bold" style:font-size-asian="10pt" style:font-weight-asian="bold"/>
    </style:style>
    <style:style style:name="T5" style:family="text">
      <style:text-properties style:font-name="Helvetica" fo:font-size="10pt" style:text-underline-style="solid" style:text-underline-width="auto" style:text-underline-color="font-color" style:font-size-asian="10pt"/>
    </style:style>
    <style:style style:name="T6" style:family="text">
      <style:text-properties style:font-name="Helvetica" fo:font-size="10pt" style:font-size-asian="10pt"/>
    </style:style>
    <style:style style:name="T7" style:family="text">
      <style:text-properties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blem “J”</text:p>
      <text:p text:style-name="P12">Concurrency Simulator</text:p>
      <text:p text:style-name="P5"/>
      <text:p text:style-name="P7"><text:tab/>Programs executed concurrently on a uniprocessor system appear to be executed at the same time, but in reality the single CPU alternates between the programs, executing some number of instructions from each program before switching to the next. You are to simulate the concurrent execution of up to ten programs on such a system and determine the output that they will produce. </text:p>
      <text:p text:style-name="P7"/>
      <text:p text:style-name="P8"><text:span text:style-name="T1"><text:tab/>The program that is currently being executed is said to be </text:span><text:span text:style-name="T2">running</text:span><text:span text:style-name="T1">, while all programs awaiting execution are said to be </text:span><text:span text:style-name="T2">ready</text:span><text:span text:style-name="T1">. <text:s/>A program consists of a sequence of no more than 25 statements, one per line, followed by an end statement. The statements available are listed below.</text:span></text:p>
      <text:p text:style-name="P5"/>
      <text:p text:style-name="P2"><text:span text:style-name="T3">Statement Type</text:span><text:span text:style-name="T1"><text:tab/> <text:s text:c="2"/><text:tab/></text:span><text:span text:style-name="T3">Syntax</text:span></text:p>
      <text:p text:style-name="P9"><text:span text:style-name="T1">Assignment<text:tab/><text:tab/></text:span><text:span text:style-name="T2">variable</text:span><text:span text:style-name="T1"> </text:span><text:span text:style-name="T4">=</text:span><text:span text:style-name="T1"> </text:span><text:span text:style-name="T2">constant</text:span></text:p>
      <text:p text:style-name="P9"><text:span text:style-name="T1">Output<text:tab/><text:tab/></text:span><text:span text:style-name="T4">print</text:span><text:span text:style-name="T1"> </text:span><text:span text:style-name="T2">variable</text:span><text:span text:style-name="T1"><text:tab/></text:span></text:p>
      <text:p text:style-name="P9"><text:span text:style-name="T1">Begin Mutual Exclusion<text:tab/><text:tab/></text:span><text:span text:style-name="T4">lock</text:span></text:p>
      <text:p text:style-name="P9"><text:span text:style-name="T1">End Mutual Exclusion<text:tab/><text:tab/></text:span><text:span text:style-name="T4">unlock</text:span></text:p>
      <text:p text:style-name="P9"><text:span text:style-name="T1">Stop Execution<text:tab/><text:tab/></text:span><text:span text:style-name="T4">end</text:span><text:span text:style-name="T1"><text:tab/><text:tab/></text:span></text:p>
      <text:p text:style-name="P5"/>
      <text:p text:style-name="P2"><text:span text:style-name="T1"><text:tab/><text:tab/><text:tab/><text:tab/><text:tab/><text:tab/>A </text:span><text:span text:style-name="T2">variable</text:span><text:span text:style-name="T1"> is any single lowercase alphabetic character and a </text:span><text:span text:style-name="T2">constant</text:span><text:span text:style-name="T1"> is an unsigned decimal number less than <text:s/>100. There are only 26 variables in the computer system, and they are shared among the programs. Thus assignments to a variable in one program affect the value that might be printed by a different program. All variables are initially set to zero.</text:span></text:p>
      <text:p text:style-name="P5"/>
      <text:p text:style-name="P5"/>
      <text:p text:style-name="P8"><text:span text:style-name="T1">Each statement requires an integral number of time units to execute. The running program is permitted to continue executing instructions for a period of time called its </text:span><text:span text:style-name="T2">quantum</text:span><text:span text:style-name="T1">. When a program’s time quantum expires, another ready program will be selected to run. Any instruction currently being executed when the time quantum expires will be allowed to complete. </text:span></text:p>
      <text:p text:style-name="P7"/>
      <text:p text:style-name="P8"><text:span text:style-name="T1">Programs are queued first-in-first-out for execution in a </text:span><text:span text:style-name="T2">ready queue</text:span><text:span text:style-name="T1">. The initial order of the ready queue corresponds to the original order of the programs in the input file. This order can change, however, as a result of the execution of </text:span><text:span text:style-name="T4">lock</text:span><text:span text:style-name="T1"> and </text:span><text:span text:style-name="T4">unlock</text:span><text:span text:style-name="T1"> statements. </text:span></text:p>
      <text:p text:style-name="P7"/>
      <text:p text:style-name="P8"><text:span text:style-name="T1">The </text:span><text:span text:style-name="T4">lock</text:span><text:span text:style-name="T1"> and </text:span><text:span text:style-name="T4">unlock</text:span><text:span text:style-name="T1"> statements are used whenever a program wishes to claim mutually exclusive access to the variables it is manipulating. These statements always occur in pairs, bracketing one or more other statements. A </text:span><text:span text:style-name="T4">lock</text:span><text:span text:style-name="T1"> will always precede an </text:span><text:span text:style-name="T4">unlock</text:span><text:span text:style-name="T1">, and these statements will never be nested. Once a program successfully executes a </text:span><text:span text:style-name="T4">lock</text:span><text:span text:style-name="T1"> statement, no other program may successfully execute a </text:span><text:span text:style-name="T4">lock</text:span><text:span text:style-name="T1"> statement until the locking program runs and executes the corresponding </text:span><text:span text:style-name="T4">unlock</text:span><text:span text:style-name="T1"> statement. Should a running program attempt to execute a </text:span><text:span text:style-name="T4">lock</text:span><text:span text:style-name="T1"> while one is already in effect, this program will be placed at the end of the </text:span><text:span text:style-name="T2">blocked queue</text:span><text:span text:style-name="T1">. Programs blocked in this fashion lose any of their current time quantum remaining. When an </text:span><text:span text:style-name="T4">unlock</text:span><text:span text:style-name="T1"> is executed, any program at the head of the blocked queue is moved to the head of the ready queue. The first statement this program will execute when it runs will be the </text:span><text:span text:style-name="T4">lock</text:span><text:span text:style-name="T1"> statement that previously failed. Note that it is up to the programs involved to enforce the mutual exclusion protocol through correct usage of </text:span><text:span text:style-name="T4">lock</text:span><text:span text:style-name="T1"> and </text:span><text:span text:style-name="T4">unlock</text:span><text:span text:style-name="T1"> statements. (A renegade program with no </text:span><text:span text:style-name="T4">lock</text:span><text:span text:style-name="T1">/</text:span><text:span text:style-name="T4">unlock</text:span><text:span text:style-name="T1"> pair could alter any variables it wished, despite the proper use of </text:span><text:span text:style-name="T4">lock</text:span><text:span text:style-name="T1">/</text:span><text:span text:style-name="T4">unlock</text:span><text:span text:style-name="T1"> by the other programs.)</text:span></text:p>
      <text:p text:style-name="P5"/>
      <text:p text:style-name="P5"><text:tab/>Task switching and mutual exclusion must not be implemented using system calls. In particular, the program must never have more than 1 thread at any time.</text:p>
      <text:p text:style-name="P5"><text:tab/>The program should only use the standard library function/classes and never communicate with other programs, libraries or system components.</text:p>
      <text:p text:style-name="P5"/>
      <text:p text:style-name="P13">Input and Output</text:p>
      <text:p text:style-name="P5"/>
      <text:p text:style-name="P7"><text:soft-page-break/><text:tab/>Input should be read from the standard input while the output of the print statements should be written to the standard output. No other file should be read or written, including the standard error. The first line of the input consists of seven integers separated by spaces. <text:s/>These integers specify (in order): the number of programs which follow, the unit execution times for each of the five statements (in the order given above), and the number of time units comprising the time quantum. The remainder of the input consists of the programs, which are correctly formed from statements according to the rules described above.</text:p>
      <text:p text:style-name="P7"/>
      <text:p text:style-name="P7">All program statements begin in the first column of a line. Blanks appearing in a statement should be ignored. <text:s/>Associated with each program is an identification number based upon its location in the input data (the first program has ID = 1, the second has ID = 2, etc.).</text:p>
      <text:p text:style-name="P7"/>
      <text:p text:style-name="P7">Your output will contain of the output generated by the print statements as they occur during the simulation. When a print statement is executed, your program should display the program ID, a colon, a space, and the value of the selected variable. Output from separate print statements should appear on separate lines. A sample input and correct output are shown below.</text:p>
      <text:p text:style-name="P6"/>
      <text:p text:style-name="P15"><text:tab/>The output must contain only the expected data (including error messages) and no extra information should be printed (including custom welcome text). The output must be formatted similar to the sample provided below.</text:p>
      <text:p text:style-name="P6"/>
      <text:p text:style-name="P3"><text:span text:style-name="T5">Sample Input</text:span><text:span text:style-name="T6"><text:tab/></text:span><text:span text:style-name="T5">Sample Output</text:span></text:p>
      <text:p text:style-name="P10"/>
      <text:p text:style-name="P17">3 1 1 1 1 1 1<text:tab/>1: 3 </text:p>
      <text:p text:style-name="P17">a = 4<text:tab/>2: 3</text:p>
      <text:p text:style-name="P17">print a<text:tab/>3: 17</text:p>
      <text:p text:style-name="P17">lock<text:tab/><text:tab/>3: 9</text:p>
      <text:p text:style-name="P17">b = 9<text:tab/>1: 9</text:p>
      <text:p text:style-name="P17">print b<text:tab/>1: 9</text:p>
      <text:p text:style-name="P17">unlock<text:tab/>2: 8</text:p>
      <text:p text:style-name="P17">print b<text:tab/>2: 8</text:p>
      <text:p text:style-name="P17">end<text:tab/><text:tab/>3: 21</text:p>
      <text:p text:style-name="P17">a = 3<text:tab/>3: 21</text:p>
      <text:p text:style-name="P17">print a</text:p>
      <text:p text:style-name="P17">lock</text:p>
      <text:p text:style-name="P17">b = 8</text:p>
      <text:p text:style-name="P17">print b </text:p>
      <text:p text:style-name="P17">unlock</text:p>
      <text:p text:style-name="P17">print b</text:p>
      <text:p text:style-name="P17">end</text:p>
      <text:p text:style-name="P17">b = 5</text:p>
      <text:p text:style-name="P17">a = 17</text:p>
      <text:p text:style-name="P17">print a</text:p>
      <text:p text:style-name="P17">print b</text:p>
      <text:p text:style-name="P17">lock</text:p>
      <text:p text:style-name="P17">b = 21</text:p>
      <text:p text:style-name="P17">print b</text:p>
      <text:p text:style-name="P17">unlock</text:p>
      <text:p text:style-name="P17">print b</text:p>
      <text:p text:style-name="P17">end</text:p>
      <text:p text:style-name="P17"/>
      <text:p text:style-name="P17"/>
      <text:p text:style-name="P17"/>
      <text:p text:style-name="P17"/>
      <text:p text:style-name="P17"/>
      <text:p text:style-name="P17"/>
      <text:p text:style-name="P17"/>
      <text:p text:style-name="P17"/>
      <text:p text:style-name="P17"><text:soft-page-break/></text:p>
      <text:p text:style-name="P18"><text:bookmark-start text:name="__DdeLink__1079_830549671"/>3 1 1 1 1 1 1</text:p>
      <text:p text:style-name="P18">a = 4</text:p>
      <text:p text:style-name="P18">print a</text:p>
      <text:p text:style-name="P18">lock</text:p>
      <text:p text:style-name="P18">b = 9</text:p>
      <text:p text:style-name="P18">print b</text:p>
      <text:p text:style-name="P18">unlock</text:p>
      <text:p text:style-name="P18">print b</text:p>
      <text:p text:style-name="P18">end</text:p>
      <text:p text:style-name="P18">a = 3</text:p>
      <text:p text:style-name="P18">print a</text:p>
      <text:p text:style-name="P18">lock</text:p>
      <text:p text:style-name="P18">b = 8</text:p>
      <text:p text:style-name="P18">print b</text:p>
      <text:p text:style-name="P18">unlock</text:p>
      <text:p text:style-name="P18">print b</text:p>
      <text:p text:style-name="P18">end</text:p>
      <text:p text:style-name="P18">b = 5</text:p>
      <text:p text:style-name="P18">a = 17</text:p>
      <text:p text:style-name="P18">print a</text:p>
      <text:p text:style-name="P18">print b</text:p>
      <text:p text:style-name="P18">lock</text:p>
      <text:p text:style-name="P18">b = 21</text:p>
      <text:p text:style-name="P18">print b</text:p>
      <text:p text:style-name="P18">unlock</text:p>
      <text:p text:style-name="P18">print b</text:p>
      <text:p text:style-name="P18">end<text:bookmark-end text:name="__DdeLink__1079_830549671"/></text:p>
      <text:p text:style-name="P13">Solution Guidelines</text:p>
      <text:p text:style-name="P5"/>
      <text:p text:style-name="P2"><text:span text:style-name="T1"><text:tab/>Production code quality is a must. The shorter and easy to read solution is absolutely preferable. </text:span><text:span text:style-name="T7">The solution must contain test cases and code used during the development of the solution. Don’t forget to comment on the code where appropriate. The code must be robust against errors.</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ourier" svg:font-family="Courier" style:font-family-generic="roman" style:font-pitch="variable"/>
    <style:font-face style:name="Courier1" svg:font-family="Courier"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vertical-align="auto">
        <style:tab-stops>
          <style:tab-stop style:position="0.3752in"/>
          <style:tab-stop style:position="4.5in"/>
        </style:tab-stops>
      </style:paragraph-properties>
      <style:text-properties style:font-name="Times" fo:font-family="Times"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Courier1" style:font-family-complex="Courier" style:font-family-generic-complex="system" style:font-pitch-complex="variable" style:font-size-complex="12pt"/>
    </style:style>
    <style:style style:name="Heading" style:family="paragraph" style:parent-style-name="Standard" style:next-style-name="Text_20_body" style:class="text"/>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Helvetica1" style:font-family-asian="Helvetica" style:font-family-generic-asian="system" style:font-pitch-asian="variable" style:font-size-asian="10pt" style:language-asian="en" style:country-asian="US" style:font-name-complex="Courier1" style:font-family-complex="Courier"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in" fo:orphans="2" fo:widows="2" fo:text-indent="0in" style:auto-text-indent="false">
        <style:tab-stops>
          <style:tab-stop style:position="3in" style:type="center"/>
          <style:tab-stop style:position="6in" style:type="right"/>
        </style:tab-stops>
      </style:paragraph-properties>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5in" fo:margin-left="1in" fo:margin-right="1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blem “J”</dc:title>
    <meta:initial-creator>User</meta:initial-creator>
    <meta:creation-date>2005-07-15T19:50:00</meta:creation-date>
    <dc:date>2023-09-07T16:52:58.355207806</dc:date>
    <meta:editing-cycles>29</meta:editing-cycles>
    <meta:editing-duration>PT3H7M12S</meta:editing-duration>
    <meta:generator>LibreOffice/7.3.7.2$Linux_X86_64 LibreOffice_project/30$Build-2</meta:generator>
    <meta:document-statistic meta:table-count="0" meta:image-count="0" meta:object-count="0" meta:page-count="3" meta:paragraph-count="78" meta:word-count="983" meta:character-count="5571" meta:non-whitespace-character-count="4630"/>
    <meta:user-defined meta:name="Company">CQGI MA</meta:user-defined>
    <meta:user-defined meta:name="Operator">ashod</meta:user-defined>
  </office:meta>
</office:document-meta>
</file>